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1cm" draw:transform="rotate (1.5707963267946) translate (1.1cm 9cm)">
          <text:p text:style-name="P1"><text:span text:style-name="T1">marked</text:span></text:p>
        </draw:rect>
        <draw:rect draw:style-name="gr1" draw:text-style-name="P2" draw:layer="layout" svg:width="2.5cm" svg:height="1cm" draw:transform="rotate (1.5707963267946) translate (2.1cm 9cm)">
          <text:p text:style-name="P1"><text:span text:style-name="T1">0</text:span></text:p>
        </draw:rect>
        <draw:rect draw:style-name="gr1" draw:text-style-name="P2" draw:layer="layout" svg:width="2.5cm" svg:height="1.5cm" draw:transform="rotate (1.5707963267946) translate (3.1cm 9cm)">
          <text:p text:style-name="P1"><text:span text:style-name="T1">marked</text:span></text:p>
        </draw:rect>
        <draw:rect draw:style-name="gr1" draw:text-style-name="P2" draw:layer="layout" svg:width="2.5cm" svg:height="1cm" draw:transform="rotate (1.5707963267946) translate (4.6cm 9cm)">
          <text:p text:style-name="P1"><text:span text:style-name="T1">free</text:span></text:p>
        </draw:rect>
        <draw:rect draw:style-name="gr1" draw:text-style-name="P2" draw:layer="layout" svg:width="2.5cm" svg:height="1.5cm" draw:transform="rotate (1.5707963267946) translate (7.6cm 9cm)">
          <text:p text:style-name="P1"><text:span text:style-name="T1">marked</text:span></text:p>
        </draw:rect>
        <draw:rect draw:style-name="gr1" draw:text-style-name="P2" draw:layer="layout" svg:width="2.5cm" svg:height="2cm" draw:transform="rotate (1.5707963267946) translate (5.6cm 9cm)">
          <text:p text:style-name="P1"><text:span text:style-name="T1">0</text:span></text:p>
        </draw:rect>
        <draw:rect draw:style-name="gr1" draw:text-style-name="P2" draw:layer="layout" svg:width="2.5cm" svg:height="1cm" draw:transform="rotate (1.5707963267946) translate (9.1cm 9cm)">
          <text:p text:style-name="P1"><text:span text:style-name="T1">marked</text:span></text:p>
        </draw:rect>
        <draw:rect draw:style-name="gr1" draw:text-style-name="P2" draw:layer="layout" svg:width="2.5cm" svg:height="1cm" draw:transform="rotate (1.5707963267946) translate (10.1cm 9cm)">
          <text:p text:style-name="P1"><text:span text:style-name="T1">free</text:span></text:p>
        </draw:rect>
        <draw:rect draw:style-name="gr1" draw:text-style-name="P2" draw:layer="layout" svg:width="2.5cm" svg:height="1cm" draw:transform="rotate (1.5707963267946) translate (11.1cm 9cm)">
          <text:p text:style-name="P1"><text:span text:style-name="T1">0</text:span></text:p>
        </draw:rect>
        <draw:rect draw:style-name="gr1" draw:text-style-name="P2" draw:layer="layout" svg:width="2.5cm" svg:height="1cm" draw:transform="rotate (1.5707963267946) translate (13.6cm 9cm)">
          <text:p text:style-name="P1"><text:span text:style-name="T1">free</text:span></text:p>
        </draw:rect>
        <draw:rect draw:style-name="gr1" draw:text-style-name="P2" draw:layer="layout" svg:width="2.5cm" svg:height="1.5cm" draw:transform="rotate (1.5707963267946) translate (12.1cm 9cm)">
          <text:p text:style-name="P1"><text:span text:style-name="T1">0</text:span></text:p>
        </draw:rect>
        <draw:rect draw:style-name="gr1" draw:text-style-name="P2" draw:layer="layout" svg:width="2.5cm" svg:height="1cm" draw:transform="rotate (1.5707963267946) translate (17.1cm 9cm)">
          <text:p text:style-name="P1"><text:span text:style-name="T1">marked</text:span></text:p>
        </draw:rect>
        <draw:rect draw:style-name="gr1" draw:text-style-name="P2" draw:layer="layout" svg:width="2.5cm" svg:height="5.4cm" draw:transform="rotate (1.5707963267946) translate (19.1cm 9cm)">
          <text:p text:style-name="P1"><text:span text:style-name="T1">free</text:span></text:p>
        </draw:rect>
        <draw:rect draw:style-name="gr1" draw:text-style-name="P2" draw:layer="layout" svg:width="2.5cm" svg:height="1cm" draw:transform="rotate (1.5707963267946) translate (14.6cm 9cm)">
          <text:p text:style-name="P1"><text:span text:style-name="T1">0</text:span></text:p>
        </draw:rect>
        <draw:rect draw:style-name="gr1" draw:text-style-name="P2" draw:layer="layout" svg:width="2.5cm" svg:height="1.5cm" draw:transform="rotate (1.5707963267946) translate (15.6cm 9cm)">
          <text:p text:style-name="P1"><text:span text:style-name="T1">0</text:span></text:p>
        </draw:rect>
        <draw:rect draw:style-name="gr1" draw:text-style-name="P2" draw:layer="layout" svg:width="2.5cm" svg:height="1cm" draw:transform="rotate (1.5707963267946) translate (18.1cm 9cm)">
          <text:p text:style-name="P1"><text:span text:style-name="T1">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3-29T17:16:08.51</meta:creation-date>
    <dc:date>2012-04-30T11:36:52.68</dc:date>
    <dc:creator>Urs Graf</dc:creator>
    <meta:editing-duration>PT19M9S</meta:editing-duration>
    <meta:editing-cycles>3</meta:editing-cycles>
    <meta:generator>OpenOffice.org/3.2$Win32 OpenOffice.org_project/330m20$Build-9567</meta:generator>
    <meta:document-statistic meta:object-count="16"/>
  </office:meta>
</office:document-meta>
</file>